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1d3690"/>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1d3690" officeooo:paragraph-rsid="001d3690"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1d3690" officeooo:paragraph-rsid="001d3690"/>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8"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1d3690" officeooo:paragraph-rsid="001d3690" style:font-weight-asian="bold" style:font-weight-complex="bold"/>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1"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1d3690"/>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1d369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Name: Josiah Kowalski <text:tab/><text:tab/><text:tab/> <text:s text:c="26"/>[<text:span text:style-name="T4">05.04 for Loops</text:span>]</text:p>
        <text:p text:style-name="P8"><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8"><text:span text:style-name="T3">.</text:span><text:span text:style-name="T2">Insert your pseudocode here:</text:span></text:p>
        <text:p text:style-name="P9">/**</text:p>
        <text:p text:style-name="P9"><text:s/>* Program to simulate a lottery</text:p>
        <text:p text:style-name="P9"><text:s/>* </text:p>
        <text:p text:style-name="P9"><text:s/>* @author Josiah K.</text:p>
        <text:p text:style-name="P9"><text:s/>* @version 11/23/19</text:p>
        <text:p text:style-name="P9"><text:s/>*/</text:p>
        <text:p text:style-name="P9"><text:s/></text:p>
        <text:p text:style-name="P9">import java.util.Scanner</text:p>
        <text:p text:style-name="P9">public class Lottery</text:p>
        <text:p text:style-name="P9"/>
        <text:p text:style-name="P9"><text:s text:c="4"/>public static void main(String[] args)</text:p>
        <text:p text:style-name="P9"><text:s text:c="4"/></text:p>
        <text:p text:style-name="P9"><text:s text:c="8"/>//declare and initialized variables and objects</text:p>
        <text:p text:style-name="P9"><text:s text:c="8"/>Scanner in = new Scanner(System.in)</text:p>
        <text:p text:style-name="P9"><text:s text:c="8"/></text:p>
        <text:p text:style-name="P9"><text:s text:c="8"/>String lotteryNum = ""</text:p>
        <text:p text:style-name="P9"><text:s text:c="8"/>String userGuess = ""</text:p>
        <text:p text:style-name="P9"><text:s text:c="8"/>int digit = 0</text:p>
        <text:p text:style-name="P9"><text:s text:c="8"/></text:p>
        <text:p text:style-name="P9"><text:s text:c="8"/>//Generate a 3-digit "lottery" number composed of random numbers</text:p>
        <text:p text:style-name="P9"><text:s text:c="8"/>//Simulate a lottery by drawing one number at a time and </text:p>
        <text:p text:style-name="P9"><text:s text:c="8"/>//concatenating it to the string</text:p>
        <text:p text:style-name="P9"><text:soft-page-break/><text:s text:c="8"/>//Identify the repeated steps and use a for loop structure</text:p>
        <text:p text:style-name="P9"><text:s text:c="8"/>for (int i = 1 i &lt;= 3 <text:s/>i++)</text:p>
        <text:p text:style-name="P9"><text:s text:c="8"/></text:p>
        <text:p text:style-name="P9"><text:s text:c="12"/>double randomNumber = Math.random()</text:p>
        <text:p text:style-name="P9"><text:s text:c="12"/>digit = (int) (randomNumber * 10)</text:p>
        <text:p text:style-name="P9"><text:s text:c="12"/>lotteryNum += digit</text:p>
        <text:p text:style-name="P9"><text:s text:c="8"/></text:p>
        <text:p text:style-name="P9"><text:s text:c="8"/>//Input: Ask user to guess 3 digit number</text:p>
        <text:p text:style-name="P9"><text:s text:c="8"/>println("Please enter a 3 digit number (115): ")</text:p>
        <text:p text:style-name="P9"><text:s text:c="8"/>userGuess = in.next()</text:p>
        <text:p text:style-name="P9"/>
        <text:p text:style-name="P9"><text:s text:c="8"/>//Idenify the winning pairs</text:p>
        <text:p text:style-name="P9"><text:s text:c="8"/>String winningFirstPair = lotteryNum.substring(0, 2)</text:p>
        <text:p text:style-name="P9"><text:s text:c="8"/>String userFirstPair = userGuess.substring(0, 2)</text:p>
        <text:p text:style-name="P9"><text:s text:c="8"/>String winningSecondPair = lotteryNum.substring(1, 3)</text:p>
        <text:p text:style-name="P9"><text:s text:c="8"/>String userSecondPair = userGuess.substring(1, 3)</text:p>
        <text:p text:style-name="P9"><text:s text:c="6"/></text:p>
        <text:p text:style-name="P9"><text:s text:c="8"/>//Compare the user's guess to the lottery number and report results</text:p>
        <text:p text:style-name="P9"><text:s text:c="8"/>if (lotteryNum.equals( userGuess ))</text:p>
        <text:p text:style-name="P9"><text:s text:c="8"/></text:p>
        <text:p text:style-name="P9"><text:s text:c="12"/>println("Winner: " + lotteryNum)</text:p>
        <text:p text:style-name="P9"><text:s text:c="12"/>println("Congratulations, both pairs matched!")</text:p>
        <text:p text:style-name="P9"><text:s text:c="8"/></text:p>
        <text:p text:style-name="P9"><text:s text:c="8"/>else if (winningFirstPair.equals(userFirstPair))</text:p>
        <text:p text:style-name="P9"><text:s text:c="8"/></text:p>
        <text:p text:style-name="P9"><text:soft-page-break/><text:s text:c="12"/>println("Winner: " + lotteryNum)</text:p>
        <text:p text:style-name="P9"><text:s text:c="12"/>println("Congratulations, You won the first pair!")</text:p>
        <text:p text:style-name="P9"><text:s text:c="8"/></text:p>
        <text:p text:style-name="P9"><text:s text:c="8"/>else if (winningSecondPair.equals(userSecondPair))</text:p>
        <text:p text:style-name="P9"><text:s text:c="8"/></text:p>
        <text:p text:style-name="P9"><text:s text:c="12"/>println("Winner: " + lotteryNum)</text:p>
        <text:p text:style-name="P9"><text:s text:c="12"/>println("Congratulations, You won the second pair!")</text:p>
        <text:p text:style-name="P9"><text:s text:c="8"/></text:p>
        <text:p text:style-name="P9"><text:s text:c="8"/>else </text:p>
        <text:p text:style-name="P9"><text:s text:c="8"/></text:p>
        <text:p text:style-name="P9"><text:s text:c="12"/>println("Winner: " + lotteryNum)</text:p>
        <text:p text:style-name="P9"><text:s text:c="12"/>println("Sorry, No matches. Please try again!")</text:p>
        <text:p text:style-name="P9"><text:s text:c="8"/></text:p>
        <text:p text:style-name="P9"><text:s text:c="8"/>in.close()</text:p>
        <text:p text:style-name="P9"><text:s text:c="8"/></text:p>
        <text:p text:style-name="P9"><text:s text:c="5"/>//end main</text:p>
        <text:p text:style-name="P9">//end class Lottery</text:p>
        <text:p text:style-name="P1"><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0"/>
        <text:p text:style-name="P8"><text:span text:style-name="T2">Insert a copy of your code from the IDE here:</text:span></text:p>
        <text:p text:style-name="P3">/**</text:p>
        <text:p text:style-name="P3"><text:s/>* Program to simulate a lottery</text:p>
        <text:p text:style-name="P3"><text:s/>* </text:p>
        <text:p text:style-name="P3"><text:s/>* @author Josiah K.</text:p>
        <text:p text:style-name="P3"><text:soft-page-break/><text:s/>* @version 11/23/19</text:p>
        <text:p text:style-name="P3"><text:s/>*/</text:p>
        <text:p text:style-name="P3"><text:s/></text:p>
        <text:p text:style-name="P3">import java.util.Scanner;</text:p>
        <text:p text:style-name="P3">public class Lottery</text:p>
        <text:p text:style-name="P3">{</text:p>
        <text:p text:style-name="P3"><text:s text:c="4"/>public static void main(String[] args)</text:p>
        <text:p text:style-name="P3"><text:s text:c="4"/>{</text:p>
        <text:p text:style-name="P3"><text:s text:c="8"/>//declare and initialized variables and objects</text:p>
        <text:p text:style-name="P3"><text:s text:c="8"/>Scanner in = new Scanner(System.in);</text:p>
        <text:p text:style-name="P3"><text:s text:c="8"/></text:p>
        <text:p text:style-name="P3"><text:s text:c="8"/>String lotteryNum = "";</text:p>
        <text:p text:style-name="P3"><text:s text:c="8"/>String userGuess = "";</text:p>
        <text:p text:style-name="P3"><text:s text:c="8"/>int digit = 0;</text:p>
        <text:p text:style-name="P3"><text:s text:c="8"/></text:p>
        <text:p text:style-name="P3"><text:s text:c="8"/>//Generate a 3-digit "lottery" number composed of random numbers</text:p>
        <text:p text:style-name="P3"><text:s text:c="8"/>//Simulate a lottery by drawing one number at a time and </text:p>
        <text:p text:style-name="P3"><text:s text:c="8"/>//concatenating it to the string</text:p>
        <text:p text:style-name="P3"><text:s text:c="8"/>//Identify the repeated steps and use a for loop structure</text:p>
        <text:p text:style-name="P3"><text:s text:c="8"/>for (int i = 1; i &lt;= 3 ; i++)</text:p>
        <text:p text:style-name="P3"><text:s text:c="8"/>{</text:p>
        <text:p text:style-name="P3"><text:s text:c="12"/>double randomNumber = Math.random();</text:p>
        <text:p text:style-name="P3"><text:s text:c="12"/>digit = (int) (randomNumber * 10);</text:p>
        <text:p text:style-name="P3"><text:s text:c="12"/>lotteryNum += digit;</text:p>
        <text:p text:style-name="P3"><text:s text:c="8"/>}</text:p>
        <text:p text:style-name="P3"/>
        <text:p text:style-name="P3"><text:s text:c="8"/>//Input: Ask user to guess 3 digit number</text:p>
        <text:p text:style-name="P3"><text:s text:c="8"/>System.out.println("Please enter a 3 digit number (115): ");</text:p>
        <text:p text:style-name="P3"><text:s text:c="8"/>userGuess = in.next();</text:p>
        <text:p text:style-name="P3"/>
        <text:p text:style-name="P3"><text:s text:c="8"/>//Idenify the winning pairs</text:p>
        <text:p text:style-name="P3"><text:s text:c="8"/>String winningFirstPair = lotteryNum.substring(0, 2);</text:p>
        <text:p text:style-name="P3"><text:s text:c="8"/>String userFirstPair = userGuess.substring(0, 2);</text:p>
        <text:p text:style-name="P3"><text:s text:c="8"/>String winningSecondPair = lotteryNum.substring(1, 3);</text:p>
        <text:p text:style-name="P3"><text:s text:c="8"/>String userSecondPair = userGuess.substring(1, 3);</text:p>
        <text:p text:style-name="P3"><text:s text:c="6"/></text:p>
        <text:p text:style-name="P3"><text:soft-page-break/><text:s text:c="8"/>//Compare the user's guess to the lottery number and report results</text:p>
        <text:p text:style-name="P3"><text:s text:c="8"/>if (lotteryNum.equals( userGuess ))</text:p>
        <text:p text:style-name="P3"><text:s text:c="8"/>{</text:p>
        <text:p text:style-name="P3"><text:s text:c="12"/>System.out.println("Winner: " + lotteryNum);</text:p>
        <text:p text:style-name="P3"><text:s text:c="12"/>System.out.println("Congratulations, both pairs matched!");</text:p>
        <text:p text:style-name="P3"><text:s text:c="8"/>}</text:p>
        <text:p text:style-name="P3"><text:s text:c="8"/>else if (winningFirstPair.equals(userFirstPair))</text:p>
        <text:p text:style-name="P3"><text:s text:c="8"/>{</text:p>
        <text:p text:style-name="P3"><text:s text:c="12"/>System.out.println("Winner: " + lotteryNum);</text:p>
        <text:p text:style-name="P3"><text:s text:c="12"/>System.out.println("Congratulations, You won the first pair!");</text:p>
        <text:p text:style-name="P3"><text:s text:c="8"/>}</text:p>
        <text:p text:style-name="P3"><text:s text:c="8"/>else if (winningSecondPair.equals(userSecondPair))</text:p>
        <text:p text:style-name="P3"><text:s text:c="8"/>{</text:p>
        <text:p text:style-name="P3"><text:s text:c="12"/>System.out.println("Winner: " + lotteryNum);</text:p>
        <text:p text:style-name="P3"><text:s text:c="12"/>System.out.println("Congratulations, You won the second pair!");</text:p>
        <text:p text:style-name="P3"><text:s text:c="8"/>}</text:p>
        <text:p text:style-name="P3"><text:s text:c="8"/>else </text:p>
        <text:p text:style-name="P3"><text:s text:c="8"/>{</text:p>
        <text:p text:style-name="P3"><text:s text:c="12"/>System.out.println("Winner: " + lotteryNum);</text:p>
        <text:p text:style-name="P3"><text:s text:c="12"/>System.out.println("Sorry, No matches. Please try again!");</text:p>
        <text:p text:style-name="P3"><text:s text:c="8"/>}</text:p>
        <text:p text:style-name="P3"><text:s text:c="8"/>in.close();</text:p>
        <text:p text:style-name="P3"><text:s text:c="8"/></text:p>
        <text:p text:style-name="P3"><text:s text:c="4"/>} //end main</text:p>
        <text:p text:style-name="P3">}//end class Lottery</text:p>
        <text:p text:style-name="P6"><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2">Review Question</text:span></text:p>
            </table:table-cell>
            <table:table-cell table:style-name="Table1.A1" office:value-type="string">
              <text:p text:style-name="P7"><text:span text:style-name="T2">Response</text:span></text:p>
            </table:table-cell>
          </table:table-row>
          <table:table-row table:style-name="Table1.1">
            <table:table-cell table:style-name="Table1.A1" office:value-type="string">
              <text:p text:style-name="P6"><text:span text:style-name="T3">What was the purpose of your program?</text:span></text:p>
              <text:p text:style-name="P4"/>
              <text:p text:style-name="P4"/>
              <text:p text:style-name="P4"/>
            </table:table-cell>
            <table:table-cell table:style-name="Table1.A1" office:value-type="string">
              <text:p text:style-name="P5">The purpose of this program is to simulate a lottery and to demonstrate my ability to write a for loop. </text:p>
            </table:table-cell>
          </table:table-row>
          <table:table-row table:style-name="Table1.1">
            <table:table-cell table:style-name="Table1.A1" office:value-type="string">
              <text:p text:style-name="P6"><text:span text:style-name="T3">How could your program be useful in the real world?</text:span></text:p>
              <text:p text:style-name="P4"/>
              <text:p text:style-name="P4"><text:soft-page-break/></text:p>
            </table:table-cell>
            <table:table-cell table:style-name="Table1.A1" office:value-type="string">
              <text:p text:style-name="P5">It could be useful as a fun lottery program. </text:p>
            </table:table-cell>
          </table:table-row>
          <table:table-row table:style-name="Table1.1">
            <table:table-cell table:style-name="Table1.A1" office:value-type="string">
              <text:p text:style-name="P6"><text:span text:style-name="T3">What is a problem you ran into, and how did you fix it?</text:span></text:p>
              <text:p text:style-name="P4"/>
              <text:p text:style-name="P4"/>
            </table:table-cell>
            <table:table-cell table:style-name="Table1.A1" office:value-type="string">
              <text:p text:style-name="P5">A problem I ran into was having to rename the scanner variable because the template named it input instead of in.</text:p>
            </table:table-cell>
          </table:table-row>
          <table:table-row table:style-name="Table1.1">
            <table:table-cell table:style-name="Table1.A1" office:value-type="string">
              <text:p text:style-name="P6"><text:span text:style-name="T3">Describe one thing you would do differently the next time you write a program. </text:span></text:p>
              <text:p text:style-name="P4"/>
              <text:p text:style-name="P4"/>
            </table:table-cell>
            <table:table-cell table:style-name="Table1.A1" office:value-type="string">
              <text:p text:style-name="P5">Next time I write a program I will be able to write for loops.</text:p>
            </table:table-cell>
          </table:table-row>
        </table:table>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19-11-23T15:57:57.516525582</dc:date>
    <meta:editing-cycles>9</meta:editing-cycles>
    <meta:editing-duration>PT9M20S</meta:editing-duration>
    <meta:document-statistic meta:table-count="1" meta:image-count="0" meta:object-count="0" meta:page-count="6" meta:paragraph-count="144" meta:word-count="671" meta:character-count="5384" meta:non-whitespace-character-count="3890"/>
    <meta:generator>LibreOffice/5.2.7.2$Linux_AARCH64 LibreOffice_project/20m0$Build-2</meta:generator>
    <meta:user-defined meta:name="Company">FLVS</meta:user-defined>
    <meta:user-defined meta:name="Operator">JOSIAH KOWALSKI</meta:user-defined>
  </office:meta>
</office:document-meta>
</file>